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0c2fc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0c2fc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rsid="0010b71d" officeooo:paragraph-rsid="0010b71d"/>
    </style:style>
    <style:style style:name="P9" style:family="paragraph" style:parent-style-name="Standard">
      <style:text-properties officeooo:paragraph-rsid="0010b71d"/>
    </style:style>
    <style:style style:name="P10" style:family="paragraph" style:parent-style-name="Standard">
      <style:paragraph-properties fo:text-align="start" style:justify-single-word="false"/>
      <style:text-properties officeooo:rsid="0010c2fc" officeooo:paragraph-rsid="0010c2fc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0c2fc" officeooo:paragraph-rsid="0010c2f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10c2f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114d5f" officeooo:paragraph-rsid="00114d5f"/>
    </style:style>
    <style:style style:name="T1" style:family="text">
      <style:text-properties officeooo:rsid="0010b71d"/>
    </style:style>
    <style:style style:name="T2" style:family="text">
      <style:text-properties officeooo:rsid="0010c2fc"/>
    </style:style>
    <style:style style:name="T3" style:family="text">
      <style:text-properties officeooo:rsid="00114d5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</text:p>
      <text:p text:style-name="P8"/>
      <text:p text:style-name="Standard"/>
      <text:p text:style-name="P9"><text:span text:style-name="T1">System pośredniczący w wymianie przedmiotów pomiędzy użytkownikami.</text:span></text:p>
      <text:p text:style-name="P9">Użytkownik, który chce wypożyczyć <text:span text:style-name="T1">swój przedmiot, ma możliwość umieszczenia go w serwisie.</text:span> </text:p>
      <text:p text:style-name="P9"><text:span text:style-name="T1">Umieszacjąc go w serwisie wybiera odpowiednią kategorię produktu, podaje nazwę, krótki opis, cenę oraz okres terminu wypożyczenia który go interesuje.</text:span></text:p>
      <text:p text:style-name="P9"/>
      <text:p text:style-name="P9"/>
      <text:p text:style-name="P9"/>
      <text:p text:style-name="P9">Osoba <text:span text:style-name="T1">zainteresowana pożyczeniem przedmiotu, może przeszukać serwis korzystając z listy kategorii, bądź wyszukując po nazwie produktu. Po dokonaniu wyboru najemca potwierdza pożyczenie produktu.</text:span></text:p>
      <text:p text:style-name="P9"/>
      <text:p text:style-name="Standard"/>
      <text:p text:style-name="Standard"/>
      <text:p text:style-name="P1">WYMAGANIA FUNKC<text:span text:style-name="T2">JONALNE</text:span></text:p>
      <text:p text:style-name="P1"/>
      <text:p text:style-name="P2"/>
      <text:p text:style-name="P2"/>
      <text:p text:style-name="P3">Użytkownik <text:span text:style-name="T2">niezalogowany</text:span>:</text:p>
      <text:p text:style-name="P2"/>
      <text:p text:style-name="P5"><text:span text:style-name="T2">1. Rejestracja: </text:span>imi<text:span text:style-name="T2">ę</text:span>, nazwisk<text:span text:style-name="T2">o, dane adresowe</text:span>.</text:p>
      <text:p text:style-name="P2"><text:span text:style-name="T2">2. Przeglądanie serwisu: przeglądanie po kategoriach / wyszukiwanie po nazwie.</text:span></text:p>
      <text:p text:style-name="P2"><text:span text:style-name="T2">3. Obejrzenie </text:span>profilu innych osób, <text:span text:style-name="T2">liczba wypożyczonych/pożyczonych przez nich produktów oraz ocenia (dodatnia/ujemna karma).</text:span></text:p>
      <text:p text:style-name="P10">4. Zgłaszanie ofert niezgodnych z regulaminem.</text:p>
      <text:p text:style-name="P2"/>
      <text:p text:style-name="P11">Użytkownik zalogowany:</text:p>
      <text:p text:style-name="P10"/>
      <text:p text:style-name="P10">To co użytkownik niezalogowany + </text:p>
      <text:p text:style-name="P5"/>
      <text:p text:style-name="P5">Informacj<text:span text:style-name="T2">e</text:span> o swoich <text:span text:style-name="T2">obecnych wypożyczeniach/pożyczeniach:</text:span></text:p>
      <text:list xml:id="list1681713003101617141" text:style-name="L2">
        <text:list-item>
          <text:p text:style-name="P6"><text:span text:style-name="T2">kiedy się kończy termin</text:span></text:p>
        </text:list-item>
        <text:list-item>
          <text:p text:style-name="P6"><text:span text:style-name="T2">przypomnienie o oddaniu produktu na kilka dni przed zakończeniem najmu</text:span></text:p>
        </text:list-item>
        <text:list-item>
          <text:p text:style-name="P6"><text:span text:style-name="T2">przypomnienie o oddaniu produktu</text:span></text:p>
          <text:p text:style-name="P6"/>
        </text:list-item>
      </text:list>
      <text:p text:style-name="P5"><text:span text:style-name="T2">Po zakończeniu najmu możliwość wystawienia oceny drugiemu użytkownikowi.</text:span></text:p>
      <text:p text:style-name="P5"/>
      <text:p text:style-name="P10"/>
      <text:p text:style-name="P5">Użytkownik wybiera <text:span text:style-name="T2">produkt którym jest zainteresowany i klika przycisk Wypożycz.</text:span></text:p>
      <text:p text:style-name="P5">Osoba, która wypożycza <text:span text:style-name="T2">produkt </text:span>otrzymuje informację, że ktoś <text:span text:style-name="T2">jest zainteresowany pożyczeniem jego produktu. Wchodząc na stronę produktu, osoba wypożyczająca widzi listę osób zainteresowanych pożyczeniem produktu. Lista osób zainteresowanych zawiera nazwę użytkownika wraz z linkiem do profilu oraz średnią ocen.</text:span></text:p>
      <text:p text:style-name="P5"><text:span text:style-name="T2">Po zaakceptowaniu jednej z ofert chętnych wypożyczeniem, produkt znika z listy produktów do wypożyczenia. Wypożyczony produkt pojawia się na profilach najemcy oraz wypożyczającego wraz z terminem oddania produktu.</text:span></text:p>
      <text:p text:style-name="P5"><text:span text:style-name="T2">Kiedy termin wypożyczenia minie, użytkownicy mają możliwość wystawienia sobie ocen.</text:span> </text:p>
      <text:p text:style-name="P2"/>
      <text:p text:style-name="P2"/>
      <text:p text:style-name="P12"><text:span text:style-name="T2">'</text:span></text:p>
      <text:p text:style-name="P12"><text:soft-page-break/>Administrator:</text:p>
      <text:p text:style-name="P2"/>
      <text:p text:style-name="P2"><text:span text:style-name="T3">L</text:span>ogowanie</text:p>
      <text:p text:style-name="P2"><text:span text:style-name="T3">U</text:span>suwanie ofert <text:span text:style-name="T3">(np. Niezgodnych z regulaminem)</text:span></text:p>
      <text:p text:style-name="P2"><text:span text:style-name="T3">B</text:span>lokowanie i odblokowywanie <text:span text:style-name="T3">użytkowników</text:span></text:p>
      <text:p text:style-name="P13">Rozwiązywanie konfliktów związanych z systemem oceniania.</text:p>
      <text:p text:style-name="P1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8S</meta:editing-duration>
    <meta:editing-cycles>28</meta:editing-cycles>
    <meta:generator>LibreOffice/4.3.1.2$Linux_X86_64 LibreOffice_project/430m0$Build-2</meta:generator>
    <dc:date>2014-10-07T11:43:49.645918955</dc:date>
    <meta:document-statistic meta:table-count="0" meta:image-count="0" meta:object-count="0" meta:page-count="2" meta:paragraph-count="29" meta:word-count="251" meta:character-count="2016" meta:non-whitespace-character-count="1794"/>
    <meta:user-defined meta:name="Info 1"/>
    <meta:user-defined meta:name="Info 2"/>
    <meta:user-defined meta:name="Info 3"/>
    <meta:user-defined meta:name="Info 4"/>
  </office:meta>
</office:document-meta>
</file>